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left"/>
    </style:style>
    <style:style style:name="Table3.A" style:family="table-column">
      <style:table-column-properties style:column-width="4.249cm"/>
    </style:style>
    <style:style style:name="Table3.D" style:family="table-column">
      <style:table-column-properties style:column-width="4.251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 style:list-style-name="L1"/>
    <style:style style:name="P12" style:family="paragraph" style:parent-style-name="Standard" style:list-style-name="L1">
      <style:text-properties fo:font-style="normal" style:font-style-asian="normal" style:font-style-complex="normal"/>
    </style:style>
    <style:style style:name="P13" style:family="paragraph" style:parent-style-name="Heading_20_1">
      <style:text-properties fo:font-size="9pt" style:font-size-asian="9pt" style:font-size-complex="9pt"/>
    </style:style>
    <style:style style:name="P14" style:family="paragraph" style:parent-style-name="Standard">
      <style:text-properties fo:font-style="normal" style:font-style-asian="normal" style:font-style-complex="normal"/>
    </style:style>
    <style:style style:name="P15" style:family="paragraph" style:parent-style-name="Standard">
      <style:text-properties style:font-name="Tahoma" fo:font-size="10pt" style:font-size-asian="10pt" style:font-name-complex="Tahoma" style:font-size-complex="10pt"/>
    </style:style>
    <style:style style:name="P16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7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Tahoma" fo:font-size="10pt" style:font-size-asian="10pt" style:font-name-complex="Tahoma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ISTEMA</text:p>
      <text:p text:style-name="Standard"/>
      <text:p text:style-name="Standard"/>
      <text:p text:style-name="P4">PLAN DE ITERACION 9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 (dd/mm/aa)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P9">05/02/2007</text:p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p text:style-name="P10">Actividades de la iteración</text:p>
      <text:p text:style-name="Standard"/>
      <text:list text:style-name="L1">
        <text:list-item>
          <text:p text:style-name="P11">Crear el proyecto administrador</text:p>
        </text:list-item>
        <text:list-item>
          <text:p text:style-name="P11">Configurar el <text:span text:style-name="T1">layout </text:span><text:span text:style-name="T2">del proyecto administrador.</text:span></text:p>
        </text:list-item>
        <text:list-item>
          <text:p text:style-name="P12">Definir la arquitectura del sistema administrador</text:p>
        </text:list-item>
        <text:list-item>
          <text:p text:style-name="P12">Implementar la base de la arquitectura del administrador</text:p>
        </text:list-item>
        <text:list-item>
          <text:p text:style-name="P12">Crear clases bases para el administrador</text:p>
        </text:list-item>
        <text:list-item>
          <text:p text:style-name="P12">Definir módulos del administrador</text:p>
        </text:list-item>
      </text:list>
      <text:p text:style-name="Standard"/>
      <text:p text:style-name="Standard"/>
      <text:p text:style-name="P10">Asignación de actividades</text:p>
      <text:p text:style-name="Standard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h text:style-name="P13" text:outline-level="1">RESPONSABLE</text:h>
          </table:table-cell>
          <table:table-cell table:style-name="Table3.A1" office:value-type="string">
            <text:h text:style-name="P13" text:outline-level="1">ACTIVIDAD</text:h>
          </table:table-cell>
          <table:table-cell table:style-name="Table3.A1" office:value-type="string">
            <text:h text:style-name="P13" text:outline-level="1">PRODUCTO</text:h>
          </table:table-cell>
          <table:table-cell table:style-name="Table3.D1" office:value-type="string">
            <text:h text:style-name="P13" text:outline-level="1">COMENTARIOS</text:h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Table_20_Contents">Crear el proyecto administrador</text:p>
          </table:table-cell>
          <table:table-cell table:style-name="Table3.A2" office:value-type="string">
            <text:p text:style-name="Table_20_Contents">Creación de elementos básicos del proyecto administrador, y su debido registro en el servidor de control de versiones.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Standard">C<text:span text:style-name="T2">onfigurar el </text:span><text:span text:style-name="T1">layout </text:span><text:span text:style-name="T2">del proyecto administrador.</text:span></text:p>
          </table:table-cell>
          <table:table-cell table:style-name="Table3.A2" office:value-type="string">
            <text:p text:style-name="Standard">Estructura básica de directorios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4">Definir la arquitectura del sistema administrador</text:p>
          </table:table-cell>
          <table:table-cell table:style-name="Table3.A2" office:value-type="string">
            <text:p text:style-name="P14">Documento donde se especifique la arquitectura básica del cliente administrador.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4">Implementar la base de la arquitectura del administrador</text:p>
          </table:table-cell>
          <table:table-cell table:style-name="Table3.A2" office:value-type="string">
            <text:p text:style-name="P14">Implementación básica del cliente administrador.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4">Crear clases bases para el administrador</text:p>
          </table:table-cell>
          <table:table-cell table:style-name="Table3.A2" office:value-type="string">
            <text:p text:style-name="P14">Implementación de clases basicas y generales que serán utilizadas en toda la aplicación.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4">Definir módulos del administrador</text:p>
          </table:table-cell>
          <table:table-cell table:style-name="Table3.A2" office:value-type="string">
            <text:p text:style-name="P14">Documento donde se especifiquen que módulos deberá contener el cliente administrador.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P15"/>
      <text:p text:style-name="P16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7">David Cuadrado</text:p>
          </table:table-cell>
          <table:table-cell table:style-name="Table1.B2" office:value-type="string">
            <text:p text:style-name="P18">05/02/2007</text:p>
          </table:table-cell>
          <table:table-cell table:style-name="Table1.B2" office:value-type="string">
            <text:p text:style-name="P17"/>
          </table:table-cell>
          <table:table-cell table:style-name="Table1.D2" office:value-type="string">
            <text:p text:style-name="P17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5T19:13:46</meta:creation-date>
    <dc:creator>David Cuadrado</dc:creator>
    <dc:date>2007-02-21T20:38:15</dc:date>
    <dc:language>es-CO</dc:language>
    <meta:editing-cycles>48</meta:editing-cycles>
    <meta:editing-duration>PT25M48S</meta:editing-duration>
    <meta:template xlink:type="simple" xlink:actuate="onRequest" xlink:role="template" xlink:href="../../../../../.ooo-2.0/user/template/ktoon%20doc.ott" xlink:title="ktoon doc" meta:date="2007-02-05T19:13:46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47" meta:word-count="192" meta:character-count="1378"/>
  </office:meta>
</office:document-meta>
</file>